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 style:font-family-generic="swiss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/>
    </style:style>
    <style:style style:name="Table1.A" style:family="table-column">
      <style:table-column-properties style:column-width="1.6806in"/>
    </style:style>
    <style:style style:name="Table1.B" style:family="table-column">
      <style:table-column-properties style:column-width="0.8549in"/>
    </style:style>
    <style:style style:name="Table1.C" style:family="table-column">
      <style:table-column-properties style:column-width="2.2979in"/>
    </style:style>
    <style:style style:name="Table1.D" style:family="table-column">
      <style:table-column-properties style:column-width="1.81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Times" fo:font-size="12pt" fo:font-style="normal" style:text-underline-style="none" style:font-name-asian="Times1" style:font-size-asian="12pt" style:font-style-asian="normal" style:font-name-complex="Times1" style:font-size-complex="12pt"/>
    </style:style>
    <style:style style:name="P2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20pt" fo:font-style="normal" style:text-underline-style="none" style:font-name-asian="Times1" style:font-size-asian="20pt" style:font-style-asian="normal" style:font-name-complex="Times1" style:font-size-complex="20pt"/>
    </style:style>
    <style:style style:name="P3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style:font-name-asian="Times1" style:font-size-asian="12pt" style:font-style-asian="normal" style:font-name-complex="Times1" style:font-size-complex="12pt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style:font-name-asian="Times1" style:font-size-asian="12pt" style:font-style-asian="normal" style:font-name-complex="Times1" style:font-size-complex="12pt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style:page-number="1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Times" fo:font-size="12pt" fo:font-style="normal" style:text-underline-style="none" style:font-name-asian="Times1" style:font-size-asian="12pt" style:font-style-asian="normal" style:font-name-complex="Times1" style:font-size-complex="12pt"/>
    </style:style>
    <style:style style:name="P8" style:family="paragraph" style:parent-style-name="Standard">
      <style:paragraph-properties fo:margin-left="0in" fo:margin-right="0in" fo:margin-top="0.1665in" fo:margin-bottom="0.0417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style:font-name-asian="Times1" style:font-size-asian="12pt" style:font-style-asian="normal" style:font-name-complex="Times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style:font-name-asian="Times1" style:font-size-asian="12pt" style:font-style-asian="normal" style:font-name-complex="Times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style:font-name-asian="Times1" style:font-size-asian="12pt" style:font-style-asian="normal" style:font-name-complex="Times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" fo:font-size="10pt" fo:font-style="italic" style:text-underline-style="none" fo:font-weight="bold" style:font-name-asian="Times1" style:font-size-asian="10pt" style:font-style-asian="italic" style:font-weight-asian="bold" style:font-name-complex="Times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Times" fo:font-size="11pt" fo:font-style="italic" style:text-underline-style="none" style:font-name-asian="Times1" style:font-size-asian="11pt" style:font-style-asian="italic" style:font-name-complex="Times1" style:font-size-complex="1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 style:list-style-name="WWNum3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color="#0000ff" style:font-name="Times" fo:font-size="11pt" style:font-name-asian="Times1" style:font-size-asian="11pt" style:font-name-complex="Times1" style:font-size-complex="11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color="#0000ff" style:font-name="Times" fo:font-size="11pt" fo:font-style="italic" style:font-name-asian="Times1" style:font-size-asian="11pt" style:font-style-asian="italic" style:font-name-complex="Times1" style:font-size-complex="11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Times" fo:font-size="11pt" fo:font-style="italic" style:font-name-asian="Times1" style:font-size-asian="11pt" style:font-style-asian="italic" style:font-name-complex="Times1" style:font-size-complex="11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lways"/>
    </style:style>
    <style:style style:name="P2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2" style:family="paragraph" style:parent-style-name="Standard" style:list-style-name="WWNum9">
      <style:paragraph-properties fo:margin-left="0in" fo:margin-right="0in" fo:margin-top="0.3335in" fo:margin-bottom="0.1665in" loext:contextual-spacing="false" fo:line-height="100%" fo:text-align="start" style:justify-single-word="false" fo:keep-together="always" fo:orphans="2" fo:widows="2" fo:text-indent="0in" style:auto-text-indent="false" fo:break-before="page" fo:padding="0in" fo:border="none" fo:keep-with-next="always"/>
    </style:style>
    <style:style style:name="P23" style:family="paragraph" style:parent-style-name="Standard" style:list-style-name="WWNum9">
      <style:paragraph-properties fo:margin-left="0in" fo:margin-right="0in" fo:margin-top="0.3335in" fo:margin-bottom="0.166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</style:style>
    <style:style style:name="P24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</style:style>
    <style:style style:name="P25" style:family="paragraph" style:parent-style-name="Standard" style:list-style-name="WWNum9">
      <style:paragraph-properties fo:margin-left="0in" fo:margin-right="0in" fo:margin-top="0.1945in" fo:margin-bottom="0.194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</style:style>
    <style:style style:name="P26" style:family="paragraph" style:parent-style-name="Standard">
      <style:paragraph-properties fo:margin-left="0in" fo:margin-right="0in" fo:margin-top="0.1945in" fo:margin-bottom="0.1945in" loext:contextual-spacing="false" fo:line-height="100%" fo:keep-together="always" fo:text-indent="0in" style:auto-text-indent="false" fo:keep-with-next="always"/>
      <style:text-properties style:font-name="Times" fo:font-size="11pt" style:font-name-asian="Times1" style:font-size-asian="11pt" style:font-name-complex="Times1" style:font-size-complex="11pt"/>
    </style:style>
    <style:style style:name="P27" style:family="paragraph" style:parent-style-name="Standard" style:list-style-name="WWNum9">
      <style:paragraph-properties fo:margin-left="0in" fo:margin-right="0in" fo:margin-top="0in" fo:margin-bottom="0in" loext:contextual-spacing="tru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8" style:family="paragraph" style:parent-style-name="Standard" style:list-style-name="WWNum9">
      <style:paragraph-properties fo:margin-left="0in" fo:margin-right="0in" fo:margin-top="0.1945in" fo:margin-bottom="0.1945in" loext:contextual-spacing="true" fo:line-height="100%" fo:text-align="start" style:justify-single-word="false" fo:keep-together="always" fo:orphans="2" fo:widows="2" fo:text-indent="0in" style:auto-text-indent="false" fo:padding="0in" fo:border="none" fo:keep-with-next="always"/>
    </style:style>
    <style:style style:name="P29" style:family="paragraph" style:parent-style-name="Standard">
      <style:paragraph-properties fo:margin-left="0.1965in" fo:margin-right="0in" fo:margin-top="0in" fo:margin-bottom="0.0835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30" style:family="paragraph" style:parent-style-name="Standard" style:list-style-name="WWNum8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2" style:family="paragraph" style:parent-style-name="Standard" style:list-style-name="WWNum2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3" style:family="paragraph" style:parent-style-name="Standard" style:list-style-name="WWNum6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4" style:family="paragraph" style:parent-style-name="Standard" style:list-style-name="WWNum7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5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.1945in" fo:margin-bottom="0.1945in" loext:contextual-spacing="true" fo:line-height="100%" fo:text-align="start" style:justify-single-word="false" fo:keep-together="always" fo:orphans="2" fo:widows="2" fo:text-indent="-0.25in" style:auto-text-indent="false" fo:padding="0in" fo:border="none" fo:keep-with-next="always"/>
    </style:style>
    <style:style style:name="P37" style:family="paragraph" style:parent-style-name="Standard" style:list-style-name="WWNum5">
      <style:paragraph-properties fo:margin-left="0.5in" fo:margin-right="0in" fo:margin-top="0.1945in" fo:margin-bottom="0.1945in" loext:contextual-spacing="true" fo:line-height="100%" fo:keep-together="always" fo:text-indent="-0.25in" style:auto-text-indent="false" fo:keep-with-next="always"/>
    </style:style>
    <style:style style:name="P38" style:family="paragraph" style:parent-style-name="Standard" style:list-style-name="WWNum1">
      <style:paragraph-properties fo:margin-left="1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9" style:family="paragraph" style:parent-style-name="Standard" style:list-style-name="WWNum2">
      <style:paragraph-properties fo:margin-left="1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40" style:family="paragraph" style:parent-style-name="Standard" style:list-style-name="WWNum6">
      <style:paragraph-properties fo:margin-left="1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41" style:family="paragraph" style:parent-style-name="Standard" style:list-style-name="WWNum4">
      <style:paragraph-properties fo:margin-left="1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42" style:family="paragraph" style:parent-style-name="Standard" style:list-style-name="WWNum4">
      <style:paragraph-properties fo:margin-left="1in" fo:margin-right="0in" fo:margin-top="0in" fo:margin-bottom="0in" loext:contextual-spacing="true" fo:text-indent="-0.25in" style:auto-text-indent="false"/>
    </style:style>
    <style:style style:name="P43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Times" fo:font-size="11pt" fo:font-weight="bold" style:font-name-asian="Times1" style:font-size-asian="11pt" style:font-weight-asian="bold" style:font-name-complex="Times1" style:font-size-complex="11pt"/>
    </style:style>
    <style:style style:name="P4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5" style:family="paragraph" style:parent-style-name="Standard">
      <style:paragraph-properties fo:margin-left="0.4402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6" style:family="paragraph" style:parent-style-name="Standard">
      <style:paragraph-properties fo:margin-left="0.4402in" fo:margin-right="0in" fo:margin-top="0.0835in" fo:margin-bottom="0.0835in" loext:contextual-spacing="false" fo:line-height="100%" fo:text-indent="0in" style:auto-text-indent="false"/>
    </style:style>
    <style:style style:name="P47" style:family="paragraph" style:parent-style-name="Standard">
      <style:paragraph-properties fo:margin-left="0.4402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8" style:family="paragraph" style:parent-style-name="Standard">
      <style:paragraph-properties fo:margin-left="0.4402in" fo:margin-right="0in" fo:margin-top="0in" fo:margin-bottom="0in" loext:contextual-spacing="false" fo:text-indent="0in" style:auto-text-indent="false"/>
    </style:style>
    <style:style style:name="P49" style:family="paragraph" style:parent-style-name="Standard">
      <style:paragraph-properties fo:margin-left="0.9374in" fo:margin-right="0in" fo:margin-top="0in" fo:margin-bottom="0in" loext:contextual-spacing="false" fo:line-height="100%" fo:text-align="start" style:justify-single-word="false" fo:keep-together="auto" fo:orphans="2" fo:widows="2" fo:text-indent="-0.4972in" style:auto-text-indent="false" fo:padding="0in" fo:border="none" fo:keep-with-next="auto"/>
    </style:style>
    <style:style style:name="P50" style:family="paragraph" style:parent-style-name="Standard">
      <style:paragraph-properties fo:margin-left="0.9374in" fo:margin-right="0in" fo:margin-top="0in" fo:margin-bottom="0in" loext:contextual-spacing="false" fo:text-indent="-0.4972in" style:auto-text-indent="false"/>
    </style:style>
    <style:style style:name="P51" style:family="paragraph" style:parent-style-name="Standard">
      <style:paragraph-properties fo:margin-top="0.1945in" fo:margin-bottom="0.1945in" loext:contextual-spacing="false" fo:line-height="100%" fo:keep-together="always" fo:keep-with-next="always"/>
      <style:text-properties style:font-name="Times" fo:font-size="12pt" style:font-name-asian="Times1" style:font-size-asian="12pt" style:font-name-complex="Times1" style:font-size-complex="12pt"/>
    </style:style>
    <style:style style:name="P52" style:family="paragraph" style:parent-style-name="Standard" style:list-style-name="WWNum9">
      <style:paragraph-properties fo:margin-top="0.1945in" fo:margin-bottom="0.1945in" loext:contextual-spacing="false" fo:line-height="100%" fo:keep-together="always" fo:keep-with-next="always"/>
    </style:style>
    <style:style style:name="P53" style:family="paragraph" style:parent-style-name="Standard">
      <style:paragraph-properties fo:margin-top="0in" fo:margin-bottom="0in" loext:contextual-spacing="false"/>
      <style:text-properties style:font-name="Times" fo:font-size="11pt" fo:font-style="italic" style:font-name-asian="Times1" style:font-size-asian="11pt" style:font-style-asian="italic" style:font-name-complex="Times1" style:font-size-complex="11pt"/>
    </style:style>
    <style:style style:name="P54" style:family="paragraph" style:parent-style-name="Standard" style:list-style-name="WWNum3">
      <style:paragraph-properties fo:margin-left="0.4925in" fo:margin-right="0in" fo:margin-top="0in" fo:margin-bottom="0in" loext:contextual-spacing="false" fo:line-height="100%" fo:text-align="start" style:justify-single-word="false" fo:keep-together="auto" fo:orphans="2" fo:widows="2" fo:text-indent="-0.4925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" fo:font-size="20pt" fo:font-style="normal" style:text-underline-style="none" style:font-name-asian="Times1" style:font-size-asian="20pt" style:font-style-asian="normal" style:font-name-complex="Times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" fo:font-size="20pt" fo:font-style="normal" style:text-underline-style="none" fo:font-weight="bold" style:font-name-asian="Times1" style:font-size-asian="20pt" style:font-style-asian="normal" style:font-weight-asian="bold" style:font-name-complex="Times1" style:font-size-complex="2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style:font-name-asian="Times1" style:font-size-asian="12pt" style:font-style-asian="normal" style:font-name-complex="Times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" fo:font-size="14pt" fo:font-style="normal" style:text-underline-style="none" fo:font-weight="bold" style:font-name-asian="Times1" style:font-size-asian="14pt" style:font-style-asian="normal" style:font-weight-asian="bold" style:font-name-complex="Times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" fo:font-size="14pt" fo:font-style="normal" style:text-underline-style="none" style:font-name-asian="Times1" style:font-size-asian="14pt" style:font-style-asian="normal" style:font-name-complex="Times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style:font-name-asian="Times1" style:font-size-asian="10pt" style:font-style-asian="normal" style:font-name-complex="Times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" fo:font-size="18pt" fo:font-style="normal" style:text-underline-style="none" fo:font-weight="bold" style:font-name-asian="Times1" style:font-size-asian="18pt" style:font-style-asian="normal" style:font-weight-asian="bold" style:font-name-complex="Times1" style:font-size-complex="18pt"/>
    </style:style>
    <style:style style:name="T8" style:family="text">
      <style:text-properties fo:font-variant="normal" fo:text-transform="none" fo:color="#000000" style:text-line-through-style="none" style:text-line-through-type="none" style:font-name="Times" fo:font-size="18pt" fo:font-style="normal" fo:font-weight="bold" style:font-name-asian="Times1" style:font-size-asian="18pt" style:font-style-asian="normal" style:font-weight-asian="bold" style:font-name-complex="Times1" style:font-size-complex="18pt"/>
    </style:style>
    <style:style style:name="T9" style:family="text">
      <style:text-properties fo:font-variant="normal" fo:text-transform="none" fo:color="#000000" style:text-line-through-style="none" style:text-line-through-type="none" style:font-name="Times" fo:font-size="14pt" fo:font-style="normal" fo:font-weight="bold" style:font-name-asian="Times1" style:font-size-asian="14pt" style:font-style-asian="normal" style:font-weight-asian="bold" style:font-name-complex="Times1" style:font-size-complex="14pt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Times" fo:font-size="12pt" fo:font-style="normal" style:text-underline-style="none" style:font-name-asian="Times1" style:font-size-asian="12pt" style:font-style-asian="normal" style:font-name-complex="Times1" style:font-size-complex="12pt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Times" fo:font-size="11pt" fo:font-style="italic" style:text-underline-style="none" style:font-name-asian="Times1" style:font-size-asian="11pt" style:font-style-asian="italic" style:font-name-complex="Times1" style:font-size-complex="11pt"/>
    </style:style>
    <style:style style:name="T12" style:family="text">
      <style:text-properties fo:font-variant="normal" fo:text-transform="none" style:text-line-through-style="none" style:text-line-through-type="none" style:text-position="0% 100%" style:font-name="Times" fo:font-size="12pt" fo:font-style="normal" style:text-underline-style="none" style:font-name-asian="Times1" style:font-size-asian="12pt" style:font-style-asian="normal" style:font-name-complex="Times1" style:font-size-complex="12pt"/>
    </style:style>
    <style:style style:name="T13" style:family="text">
      <style:text-properties fo:font-variant="normal" fo:text-transform="none" style:text-line-through-style="none" style:text-line-through-type="none" style:text-position="0% 100%" style:font-name="Times" fo:font-size="10pt" fo:font-style="normal" style:text-underline-style="none" style:font-name-asian="Times1" style:font-size-asian="10pt" style:font-style-asian="normal" style:font-name-complex="Times1" style:font-size-complex="10pt"/>
    </style:style>
    <style:style style:name="T14" style:family="text">
      <style:text-properties fo:font-variant="normal" fo:text-transform="none" style:text-line-through-style="none" style:text-line-through-type="none" style:text-position="0% 100%" style:font-name="Times" fo:font-size="11pt" fo:font-style="italic" style:text-underline-style="none" style:font-name-asian="Times1" style:font-size-asian="11pt" style:font-style-asian="italic" style:font-name-complex="Times1" style:font-size-complex="11pt"/>
    </style:style>
    <style:style style:name="T15" style:family="text">
      <style:text-properties fo:font-variant="normal" fo:text-transform="none" style:text-line-through-style="none" style:text-line-through-type="none" style:text-position="0% 100%" style:font-name="Times" fo:font-size="11pt" fo:font-style="italic" style:font-name-asian="Times1" style:font-size-asian="11pt" style:font-style-asian="italic" style:font-name-complex="Times1" style:font-size-complex="11pt"/>
    </style:style>
    <style:style style:name="T16" style:family="text">
      <style:text-properties fo:font-variant="normal" fo:text-transform="none" style:text-line-through-style="none" style:text-line-through-type="none" style:text-position="0% 100%" style:font-name="Times" fo:font-size="11pt" fo:font-style="normal" style:font-name-asian="Times1" style:font-size-asian="11pt" style:font-style-asian="normal" style:font-name-complex="Times1" style:font-size-complex="11pt"/>
    </style:style>
    <style:style style:name="T17" style:family="text">
      <style:text-properties fo:font-variant="normal" fo:text-transform="none" style:text-line-through-style="none" style:text-line-through-type="none" style:font-name="Times" fo:font-size="12pt" fo:font-style="normal" style:font-name-asian="Times1" style:font-size-asian="12pt" style:font-style-asian="normal" style:font-name-complex="Times1" style:font-size-complex="12pt"/>
    </style:style>
    <style:style style:name="T18" style:family="text">
      <style:text-properties fo:color="#0000ff" style:font-name="Times" fo:font-size="12pt" style:font-name-asian="Times1" style:font-size-asian="12pt" style:font-name-complex="Times1" style:font-size-complex="12pt"/>
    </style:style>
    <style:style style:name="T19" style:family="text">
      <style:text-properties fo:color="#0000ff" style:font-name="Times" fo:font-size="11pt" fo:font-style="italic" style:font-name-asian="Times1" style:font-size-asian="11pt" style:font-style-asian="italic" style:font-name-complex="Times1" style:font-size-complex="11pt"/>
    </style:style>
    <style:style style:name="T20" style:family="text">
      <style:text-properties style:font-name="Times" fo:font-size="12pt" style:font-name-asian="Times1" style:font-size-asian="12pt" style:font-name-complex="Times1" style:font-size-complex="12pt"/>
    </style:style>
    <style:style style:name="T21" style:family="text">
      <style:text-properties style:font-name="Times" style:font-name-asian="Times1" style:font-name-complex="Times1"/>
    </style:style>
    <style:style style:name="T22" style:family="text">
      <style:text-properties style:font-name="Times" fo:font-size="11pt" fo:font-style="italic" style:font-name-asian="Times1" style:font-size-asian="11pt" style:font-style-asian="italic" style:font-name-complex="Times1" style:font-size-complex="11pt"/>
    </style:style>
    <style:style style:name="T23" style:family="text">
      <style:text-properties style:font-name="Times" fo:font-size="11pt" style:font-name-asian="Times1" style:font-size-asian="11pt" style:font-name-complex="Times1" style:font-size-complex="11pt"/>
    </style:style>
    <style:style style:name="T24" style:family="text"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1">Zápočtová úloha z předmětu KIV/ZSWI</text:span></text:p>
      <text:p text:style-name="P2"/>
      <text:p text:style-name="P2"/>
      <text:p text:style-name="P5"><text:span text:style-name="T2">DOKUMENT SPECIFIKACE POŽADAVKŮ</text:span></text:p>
      <text:p text:style-name="P3"/>
      <text:p text:style-name="P3"/>
      <text:p text:style-name="P3"/>
      <text:p text:style-name="P3"/>
      <text:p text:style-name="P3"/>
      <text:p text:style-name="P5"><text:span text:style-name="T10">&lt; Datu</text:span><text:span text:style-name="T18">m</text:span><text:span text:style-name="T10"> odevzdání &gt;</text:span></text:p>
      <text:p text:style-name="P3"/>
      <text:p text:style-name="P3"/>
      <text:p text:style-name="P3"><text:soft-page-break/></text:p>
      <text:p text:style-name="P3"/>
      <text:p text:style-name="P6"><text:span text:style-name="T3">Tým: </text:span><text:span text:style-name="T10"><text:s/></text:span><text:span text:style-name="T20">R2M</text:span></text:p>
      <text:p text:style-name="P3"/>
      <text:p text:style-name="P6"><text:span text:style-name="T3">Členové:</text:span></text:p>
      <text:p text:style-name="P6"><text:span text:style-name="T20">Martin Bruna</text:span><text:span text:style-name="T12"><text:tab/><text:tab/></text:span><text:span text:style-name="T20">brunam@students.zcu.cz</text:span></text:p>
      <text:p text:style-name="P6"><text:span text:style-name="T20">Martin</text:span><text:span text:style-name="T12"> </text:span><text:span text:style-name="T20">Dub</text:span><text:span text:style-name="T12"><text:tab/><text:tab/></text:span><text:span text:style-name="T20">dubm@students.zcu.cz</text:span></text:p>
      <text:p text:style-name="P6"><text:span text:style-name="T20">Richard</text:span><text:span text:style-name="T12"> </text:span><text:span text:style-name="T20">Weiss</text:span><text:span text:style-name="T12"><text:tab/></text:span><text:span text:style-name="T20">weiss@students.zcu.cz</text:span></text:p>
      <text:p text:style-name="P1"/>
      <text:p text:style-name="P4"/>
      <text:p text:style-name="P29"><text:bookmark text:name="_30j0zll"/><text:span text:style-name="T20">Synchronizace dat mezi webovou aplikací a databází zákazníka</text:span></text:p>
      <text:p text:style-name="P8"><text:span text:style-name="T4">DOKUMENT SPECIFIKACE POŽADAVKŮ</text:span></text:p>
      <text:p text:style-name="P29"><text:span text:style-name="T3">pro</text:span><text:span text:style-name="T12"> </text:span><text:span text:style-name="T20">synchronizační aplikaci</text:span></text:p>
      <text:p text:style-name="P9"/>
      <text:p text:style-name="P9"/>
      <text:p text:style-name="P9"/>
      <text:p text:style-name="P9"/>
      <text:p text:style-name="P29"><text:span text:style-name="T3">Verze</text:span><text:span text:style-name="T12"> </text:span><text:span text:style-name="T20">1.0</text:span></text:p>
      <text:p text:style-name="P9"/>
      <text:p text:style-name="P10"/>
      <text:p text:style-name="P10"/>
      <text:p text:style-name="P10"><text:soft-page-break/></text:p>
      <text:p text:style-name="P10"><text:bookmark text:name="_1fob9te"/></text:p>
      <text:p text:style-name="P20"><text:span text:style-name="T4">Historie dokumentu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4"><text:span text:style-name="T6">Datum</text:span></text:p>
          </table:table-cell>
          <table:table-cell table:style-name="Table1.A1" office:value-type="string">
            <text:p text:style-name="P14"><text:span text:style-name="T6">Verze</text:span></text:p>
          </table:table-cell>
          <table:table-cell table:style-name="Table1.A1" office:value-type="string">
            <text:p text:style-name="P14"><text:span text:style-name="T6">Popis</text:span></text:p>
          </table:table-cell>
          <table:table-cell table:style-name="Table1.A1" office:value-type="string">
            <text:p text:style-name="P14"><text:span text:style-name="T6">Autor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21">15.3.2018</text:span></text:p>
          </table:table-cell>
          <table:table-cell table:style-name="Table1.A1" office:value-type="string">
            <text:p text:style-name="P14"><text:span text:style-name="T21">1.0</text:span></text:p>
          </table:table-cell>
          <table:table-cell table:style-name="Table1.A1" office:value-type="string">
            <text:p text:style-name="P14"><text:span text:style-name="T21">Základní dokument</text:span></text:p>
          </table:table-cell>
          <table:table-cell table:style-name="Table1.A1" office:value-type="string">
            <text:p text:style-name="P14"><text:span text:style-name="T21">Martin Bruna, Martin Dub</text:span></text:p>
          </table:table-cell>
        </table:table-row>
      </table:table>
      <text:section text:style-name="Sect1" text:name="TextSection">
        <text:list xml:id="list6835169005671953017" text:style-name="WWNum9">
          <text:list-item>
            <text:p text:style-name="P22"><text:bookmark text:name="_2et92p0"/><text:span text:style-name="T7">Úvod</text:span></text:p>
            <text:list>
              <text:list-item>
                <text:p text:style-name="P25"><text:span text:style-name="T4">Předmět specifikace</text:span></text:p>
              </text:list-item>
            </text:list>
          </text:list-item>
        </text:list>
        <text:p text:style-name="P15"><text:bookmark text:name="_8kvx82dlgieu"/><text:span text:style-name="T22">Jedná se o aplikaci pro synchronizaci dat mezi webovou aplikací a interní databází zákazníka</text:span><text:span text:style-name="T14">. </text:span></text:p>
        <text:p text:style-name="P15"><text:bookmark text:name="_80icj0e4y60s"/><text:span text:style-name="T22">Jedná se o první prototyp synchronizační aplikace.</text:span></text:p>
        <text:list xml:id="list51116000603675" text:continue-numbering="true" text:style-name="WWNum9">
          <text:list-item>
            <text:list>
              <text:list-item>
                <text:p text:style-name="P25"><text:span text:style-name="T4">Cílové publikum, návod ke čtení</text:span></text:p>
              </text:list-item>
            </text:list>
          </text:list-item>
        </text:list>
        <text:p text:style-name="P15"><text:bookmark text:name="_1t3h5sf"/><text:span text:style-name="T22">Tato specifikace je určena pro vývojáře nadřazeného systému, administrátora systému a vývojáře specifikované aplikace.</text:span></text:p>
        <text:list xml:id="list51116466443770" text:continue-numbering="true" text:style-name="WWNum9">
          <text:list-item>
            <text:list>
              <text:list-item>
                <text:p text:style-name="P25"><text:span text:style-name="T4">Rozsah projektu</text:span></text:p>
              </text:list-item>
            </text:list>
          </text:list-item>
        </text:list>
        <text:p text:style-name="P15"><text:bookmark text:name="_4d34og8"/><text:span text:style-name="T22">Jedná se o aplikaci, která slouží k synchronizaci souborů a databázových tabulek mezi webovou službou a interní databází zákazníka. Aplikace slouží jako způsob oddělení serverové části od části klientské.</text:span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><text:soft-page-break/></text:p>
        <text:list xml:id="list51116377496028" text:continue-numbering="true" text:style-name="WWNum9">
          <text:list-item>
            <text:p text:style-name="P23"><text:bookmark text:name="_17dp8vu"/><text:span text:style-name="T7">Obecný popis</text:span></text:p>
            <text:list>
              <text:list-item>
                <text:p text:style-name="P25"><text:span text:style-name="T4">Kontext systému</text:span></text:p>
              </text:list-item>
            </text:list>
          </text:list-item>
        </text:list>
        <text:p text:style-name="P15"><text:bookmark text:name="_3rdcrjn"/><text:span text:style-name="T22">Jde o rozšiřující produkt, který slouží jako synchronizační služba pro nadřazený produkt.</text:span></text:p>
        <text:list xml:id="list51115919338259" text:continue-numbering="true" text:style-name="WWNum9">
          <text:list-item>
            <text:list>
              <text:list-item>
                <text:p text:style-name="P25"><text:span text:style-name="T4">Funkce produktu</text:span></text:p>
              </text:list-item>
            </text:list>
          </text:list-item>
        </text:list>
        <text:list xml:id="list7498780400100889199" text:style-name="WWNum8">
          <text:list-item>
            <text:p text:style-name="P30"><text:bookmark text:name="_dozydhzhmbpw"/><text:span text:style-name="T22">přenos souborů z klientské aplikace na serverovou </text:span></text:p>
          </text:list-item>
          <text:list-item>
            <text:p text:style-name="P30"><text:bookmark text:name="_vzxos5gh9ysl"/><text:span text:style-name="T22">přenos souborů ze serverové aplikace na klientskou</text:span></text:p>
          </text:list-item>
          <text:list-item>
            <text:p text:style-name="P30"><text:bookmark text:name="_kh62vpdbgj1l"/><text:span text:style-name="T22">úplný nebo částečný přenos databázových tabulek z klientské aplikace na serverovou</text:span></text:p>
          </text:list-item>
          <text:list-item>
            <text:p text:style-name="P35"><text:bookmark text:name="_8deu5zamxgmq"/><text:span text:style-name="T22">úplný nebo částečný přenos databázových tabulek ze serverové aplikace na klientskou</text:span></text:p>
          </text:list-item>
          <text:list-item>
            <text:p text:style-name="P35"><text:bookmark text:name="_kh62vpdbgj1l1"/><text:span text:style-name="T22">možnost konfigurace kdy, co a jak se bude přenášet</text:span></text:p>
          </text:list-item>
        </text:list>
        <text:list xml:id="list51117104621075" text:continue-list="list51115919338259" text:style-name="WWNum9">
          <text:list-item>
            <text:list>
              <text:list-item>
                <text:p text:style-name="P25"><text:span text:style-name="T4">Třídy uživatelů</text:span></text:p>
              </text:list-item>
            </text:list>
          </text:list-item>
        </text:list>
        <text:list xml:id="list814275439894958729" text:style-name="WWNum1">
          <text:list-item>
            <text:p text:style-name="P31"><text:bookmark text:name="_fdfbeotumh1"/><text:span text:style-name="T22">serverový administrátor</text:span></text:p>
            <text:list>
              <text:list-item>
                <text:p text:style-name="P38"><text:bookmark text:name="_yf6zgedqccmc"/><text:span text:style-name="T22">konfiguruje synchronizaci</text:span></text:p>
              </text:list-item>
            </text:list>
          </text:list-item>
          <text:list-item>
            <text:p text:style-name="P31"><text:bookmark text:name="_buq96l7sm43k"/><text:span text:style-name="T22">servisní technik</text:span></text:p>
            <text:list>
              <text:list-item>
                <text:p text:style-name="P38"><text:bookmark text:name="_47byplqckgod"/><text:span text:style-name="T22">nainstaluje a nakonfiguruje klientskou službu</text:span></text:p>
              </text:list-item>
            </text:list>
          </text:list-item>
          <text:list-item>
            <text:p text:style-name="P31"><text:bookmark text:name="_1022m4jhrxfr"/><text:span text:style-name="T22">klient</text:span></text:p>
          </text:list-item>
        </text:list>
        <text:list xml:id="list51117402829281" text:continue-list="list51117104621075" text:style-name="WWNum9">
          <text:list-item>
            <text:list>
              <text:list-item>
                <text:p text:style-name="P25"><text:span text:style-name="T4">Provozní prostředí</text:span></text:p>
              </text:list-item>
            </text:list>
          </text:list-item>
        </text:list>
        <text:list xml:id="list6780133209068098746" text:style-name="WWNum2">
          <text:list-item>
            <text:p text:style-name="P32"><text:bookmark text:name="_64alwyhmt065"/><text:span text:style-name="T22">Společná specifikace</text:span></text:p>
            <text:list>
              <text:list-item>
                <text:p text:style-name="P39"><text:bookmark text:name="_4p453tfqrmy7"/><text:span text:style-name="T22">.NET verze 4.5</text:span></text:p>
              </text:list-item>
              <text:list-item>
                <text:p text:style-name="P39"><text:bookmark text:name="_84ax8s3z1s8"/><text:span text:style-name="T22">SQL Express 2014</text:span></text:p>
              </text:list-item>
            </text:list>
          </text:list-item>
          <text:list-item>
            <text:p text:style-name="P32"><text:bookmark text:name="_dupfwxiptplv"/><text:span text:style-name="T22">Klientská specifikace</text:span></text:p>
            <text:list>
              <text:list-item>
                <text:p text:style-name="P39"><text:bookmark text:name="_tfphtxjnndd4"/><text:soft-page-break/><text:span text:style-name="T22">Windows 7 SP1 nebo novější</text:span></text:p>
              </text:list-item>
              <text:list-item>
                <text:p text:style-name="P39"><text:bookmark text:name="_bjl9a1fcufbu"/><text:span text:style-name="T22">přístup na internet</text:span></text:p>
              </text:list-item>
            </text:list>
          </text:list-item>
          <text:list-item>
            <text:p text:style-name="P32"><text:bookmark text:name="_qcmckcucq3lz"/><text:span text:style-name="T22">Serverová specifikace</text:span></text:p>
            <text:list>
              <text:list-item>
                <text:p text:style-name="P39"><text:bookmark text:name="_fxodyp7p607l"/><text:span text:style-name="T22">Windows server 2016 nebo novější</text:span></text:p>
              </text:list-item>
              <text:list-item>
                <text:p text:style-name="P39"><text:bookmark text:name="_r09fqplu3090"/><text:span text:style-name="T22">přístup na internet (má vlastní veřejnou IP adresu)</text:span></text:p>
              </text:list-item>
            </text:list>
          </text:list-item>
        </text:list>
        <text:p text:style-name="P18"><text:bookmark text:name="_ucgctfp758ws"/></text:p>
        <text:p text:style-name="P18"><text:bookmark text:name="_35nkun2"/></text:p>
        <text:list xml:id="list51117928953144" text:continue-list="list51117402829281" text:style-name="WWNum9">
          <text:list-item>
            <text:list>
              <text:list-item>
                <text:p text:style-name="P25"><text:span text:style-name="T4">Omezení návrhu a implementace</text:span></text:p>
              </text:list-item>
            </text:list>
          </text:list-item>
        </text:list>
        <text:list xml:id="list4821967619611584819" text:style-name="WWNum6">
          <text:list-item>
            <text:p text:style-name="P33"><text:bookmark text:name="_iyos5ik0bapg"/><text:span text:style-name="T22">Omezení návrhu</text:span></text:p>
            <text:list>
              <text:list-item>
                <text:p text:style-name="P40"><text:bookmark text:name="_8evxi2ogos3g"/><text:span text:style-name="T22">zpracování velkého objemu dat - 0,5 GB denně</text:span></text:p>
              </text:list-item>
              <text:list-item>
                <text:p text:style-name="P40"><text:bookmark text:name="_lobc7q3r3ubr"/><text:span text:style-name="T22">bezpečnost</text:span></text:p>
              </text:list-item>
              <text:list-item>
                <text:p text:style-name="P40"><text:bookmark text:name="_3z1keuoxrx51"/><text:span text:style-name="T22">autonomní aplikace</text:span></text:p>
              </text:list-item>
            </text:list>
          </text:list-item>
          <text:list-item>
            <text:p text:style-name="P33"><text:bookmark text:name="_mt76v96sccy3"/><text:span text:style-name="T22">Omezení implementace</text:span></text:p>
            <text:list>
              <text:list-item>
                <text:p text:style-name="P40"><text:bookmark text:name="_rsc09rw5yihp"/><text:span text:style-name="T22">.NET</text:span></text:p>
              </text:list-item>
              <text:list-item>
                <text:p text:style-name="P40"><text:bookmark text:name="_4b9n0kizzsox"/><text:span text:style-name="T22">SQL Express</text:span></text:p>
              </text:list-item>
              <text:list-item>
                <text:p text:style-name="P40"><text:bookmark text:name="_6epowj3a7h74"/><text:span text:style-name="T22">využívání licenčně dostupných knihoven</text:span></text:p>
              </text:list-item>
            </text:list>
          </text:list-item>
        </text:list>
        <text:list xml:id="list51116445633571" text:continue-list="list51117928953144" text:style-name="WWNum9">
          <text:list-item>
            <text:list>
              <text:list-item>
                <text:p text:style-name="P25"><text:span text:style-name="T4">Uživatelská dokumentace </text:span></text:p>
              </text:list-item>
            </text:list>
          </text:list-item>
        </text:list>
        <text:list xml:id="list1053434316833292777" text:style-name="WWNum7">
          <text:list-item>
            <text:p text:style-name="P34"><text:bookmark text:name="_yo1m2mmn02c"/><text:span text:style-name="T22">Programátorská dokumentace pro úpravu aplikace</text:span></text:p>
          </text:list-item>
          <text:list-item>
            <text:p text:style-name="P34"><text:bookmark text:name="_81iapvev63ao"/><text:span text:style-name="T22">Uživatelská dokumentace pro konfiguraci</text:span></text:p>
          </text:list-item>
        </text:list>
        <text:p text:style-name="P19"><text:bookmark text:name="_3tpjk6amps16"/></text:p>
        <text:list xml:id="list51117931094078" text:continue-list="list51116445633571" text:style-name="WWNum9">
          <text:list-item>
            <text:list>
              <text:list-item>
                <text:p text:style-name="P27"><text:bookmark text:name="_bzd9bo52yru0"/><text:span text:style-name="T24">Předpoklady a závislosti</text:span></text:p>
              </text:list-item>
            </text:list>
          </text:list-item>
        </text:list>
        <text:p text:style-name="P43"><text:bookmark text:name="_jnnvv1r168h3"/><text:soft-page-break/></text:p>
        <text:p text:style-name="P44"><text:bookmark text:name="_44sinio"/><text:span text:style-name="T22">Na databázových tabulkách je očekáván primární klíč, který nebude kompozitní.</text:span></text:p>
        <text:list xml:id="list51116039200416" text:continue-numbering="true" text:style-name="WWNum9">
          <text:list-item>
            <text:p text:style-name="P23"><text:span text:style-name="T7">Funkce systému</text:span></text:p>
            <text:list>
              <text:list-item>
                <text:p text:style-name="P25"><text:span text:style-name="T4">Přenos souborů</text:span></text:p>
              </text:list-item>
            </text:list>
          </text:list-item>
        </text:list>
        <text:p text:style-name="P45"><text:span text:style-name="T3">3.1.1<text:tab/>Popis a priorita</text:span></text:p>
        <text:p text:style-name="P47"><text:span text:style-name="T22">Přenos souborů z klientské aplikace na serverovou a naopak, po konfigurovatelných časových intervalech se přenesou soubory určené k přenosu. Funkce se střední prioritou.</text:span></text:p>
        <text:p text:style-name="P45"><text:span text:style-name="T3">3.1.2<text:tab/>Události a odpovědi</text:span></text:p>
        <text:p text:style-name="P49"><text:span text:style-name="T22">Naplánovaná událost přes konfiguraci - spuštění přenosu. </text:span></text:p>
        <text:p text:style-name="P49"><text:span text:style-name="T22">Vytvořená událost na serveru - spuštění přenosu ihned po kontrole konfigurace.</text:span></text:p>
        <text:p text:style-name="P45"><text:span text:style-name="T3">3.1.3<text:tab/>Funkční požadavky</text:span></text:p>
        <text:list xml:id="list8419024002983104492" text:style-name="WWNum4">
          <text:list-item>
            <text:p text:style-name="P41"><text:bookmark text:name="_ioieqmvwma4r"/><text:span text:style-name="T22">Soubor-1: Přenos velkého objemu dat - 0,5 GB</text:span></text:p>
          </text:list-item>
          <text:list-item>
            <text:p text:style-name="P41"><text:bookmark text:name="_ic3bd2rhoujg"/><text:span text:style-name="T22">Soubor-2: Přenos souborů z klientské aplikace na serverovou aplikaci</text:span></text:p>
          </text:list-item>
          <text:list-item>
            <text:p text:style-name="P41"><text:bookmark text:name="_3j2qqm3"/><text:span text:style-name="T22">Soubor-3: Přenos souborů ze serverové aplikace na klientskou aplikaci</text:span></text:p>
          </text:list-item>
        </text:list>
        <text:list xml:id="list51117520492863" text:continue-list="list51116039200416" text:style-name="WWNum9">
          <text:list-item>
            <text:list>
              <text:list-item>
                <text:p text:style-name="P25"><text:bookmark text:name="_2zy7jtywg8d"/><text:span text:style-name="T24">Přenos databázových tabulek</text:span></text:p>
                <text:list>
                  <text:list-item>
                    <text:p text:style-name="P25"><text:bookmark text:name="_fueg0fk8k85m"/><text:span text:style-name="T20">Popis a priorita</text:span></text:p>
                  </text:list-item>
                </text:list>
              </text:list-item>
            </text:list>
          </text:list-item>
        </text:list>
        <text:p text:style-name="P24"><text:bookmark text:name="_ow0h7mpftawx"/><text:span text:style-name="T20">Úplný přenos nebo přenos částí databázových tabulek z klientské aplikace na serverovou a naopak, po konfigurovatelných časových intervalech se přenesou části (nebo celé) databázové tabulky určené k přenosu. Funkce umožňuje přepsat pouze hodnoty databázové tabulky, které se změnily. Funkce s vysokou prioritou.</text:span></text:p>
        <text:list xml:id="list51117730400688" text:continue-numbering="true" text:style-name="WWNum9">
          <text:list-item>
            <text:list>
              <text:list-item>
                <text:list>
                  <text:list-item>
                    <text:p text:style-name="P28"><text:bookmark text:name="_acvzh6oupv6o"/><text:span text:style-name="T20">Události a odpovědi</text:span></text:p>
                  </text:list-item>
                </text:list>
              </text:list-item>
            </text:list>
          </text:list-item>
        </text:list>
        <text:p text:style-name="P21"><text:span text:style-name="T22">Naplánovaná událost přes konfiguraci - spuštění přenosu. </text:span></text:p>
        <text:p text:style-name="P21"><text:span text:style-name="T22">Vytvořená událost na serveru - okamžité spuštění přenosu.</text:span></text:p>
        <text:list xml:id="list51117921484199" text:continue-numbering="true" text:style-name="WWNum9">
          <text:list-item>
            <text:list>
              <text:list-item>
                <text:list>
                  <text:list-item>
                    <text:p text:style-name="P28"><text:bookmark text:name="_ahr1ohq0bjjq"/><text:span text:style-name="T20">Funkční požadavky</text:span></text:p>
                  </text:list-item>
                </text:list>
              </text:list-item>
            </text:list>
          </text:list-item>
        </text:list>
        <text:list xml:id="list4747331029542483296" text:style-name="WWNum5">
          <text:list-item>
            <text:p text:style-name="P36"><text:bookmark text:name="_937sel6u1wzk"/><text:span text:style-name="T20">Tabulka-1: Přenos velkého objemu dat</text:span></text:p>
          </text:list-item>
          <text:list-item>
            <text:p text:style-name="P36"><text:bookmark text:name="_oxnrimteler4"/><text:soft-page-break/><text:span text:style-name="T20">Tabulka-2: Přenos části databázové tabulky z klientské aplikace na serverovou aplikaci</text:span></text:p>
          </text:list-item>
          <text:list-item>
            <text:p text:style-name="P36"><text:bookmark text:name="_ekkqwzegadho"/><text:span text:style-name="T20">Tabulka-3: Přenos části databázové tabulky ze serverové aplikace na klientskou aplikaci</text:span></text:p>
          </text:list-item>
          <text:list-item>
            <text:p text:style-name="P36"><text:bookmark text:name="_ce8k63e539zs"/><text:span text:style-name="T20">Tabulka-4: Přenos celé databázové tabulky z klientské aplikace na serverovou aplikaci</text:span></text:p>
          </text:list-item>
          <text:list-item>
            <text:p text:style-name="P37"><text:bookmark text:name="_96w8eys4iewp"/><text:span text:style-name="T20">Tabulka-5: Přenos celé databázové tabulky ze serverové aplikace na klientskou aplikaci</text:span></text:p>
          </text:list-item>
          <text:list-item>
            <text:p text:style-name="P37"><text:bookmark text:name="_rqlungq4b9z4"/><text:span text:style-name="T20">Tabulka-6: Lze specifikovat aktualizaci záznamů</text:span></text:p>
          </text:list-item>
        </text:list>
        <text:p text:style-name="P51"><text:bookmark text:name="_klmi66yt0b54"/></text:p>
        <text:list xml:id="list51117836264131" text:continue-list="list51117921484199" text:style-name="WWNum9">
          <text:list-item>
            <text:list>
              <text:list-item>
                <text:p text:style-name="P52"><text:span text:style-name="T24">Přenos dat</text:span></text:p>
              </text:list-item>
            </text:list>
          </text:list-item>
        </text:list>
        <text:p text:style-name="P46"><text:span text:style-name="T20">3.3.1<text:tab/>Popis a priorita</text:span></text:p>
        <text:p text:style-name="P48"><text:span text:style-name="T22">Jednotlivé úlohy vyexportují svá data do balíku, který následně rozdělí na části o konfigurovatelné velikosti, následně se odešlou na druhou stranu, po přijetí všech balíků se data rozbalí a uloží na správné místo. Funkce má vysokou prioritu.</text:span></text:p>
        <text:p text:style-name="P46"><text:span text:style-name="T20">3.3.2<text:tab/>Události a odpovědi</text:span></text:p>
        <text:p text:style-name="P50"><text:span text:style-name="T22">Přerušení odesílání dat - odesílání prvního balíku, který druhá strana neobdržela</text:span></text:p>
        <text:p text:style-name="P50"><text:span text:style-name="T22">Zpracování exportu - odeslání dat</text:span></text:p>
        <text:p text:style-name="P46"><text:span text:style-name="T20">3.3.3<text:tab/>Funkční požadavky</text:span></text:p>
        <text:list xml:id="list51117100015448" text:continue-list="list8419024002983104492" text:style-name="WWNum4">
          <text:list-item>
            <text:p text:style-name="P42"><text:bookmark text:name="_ioieqmvwma4r1"/><text:span text:style-name="T22">Přenos-1: Rozdělení dat na balíky</text:span></text:p>
          </text:list-item>
          <text:list-item>
            <text:p text:style-name="P42"><text:bookmark text:name="_ic3bd2rhoujg1"/><text:span text:style-name="T22">Přenos-2: Schopnost znovu navázat odesílání dat</text:span></text:p>
          </text:list-item>
          <text:list-item>
            <text:p text:style-name="P42"><text:bookmark text:name="_b2jxrtua7q3z"/><text:span text:style-name="T22">Přenos-3: Přenos dat probíhá přes zabezpečené spojení</text:span></text:p>
          </text:list-item>
        </text:list>
        <text:p text:style-name="P53"><text:bookmark text:name="_lqzqg2uixctz"/></text:p>
        <text:list xml:id="list51116812018992" text:continue-list="list51117836264131" text:style-name="WWNum9">
          <text:list-item>
            <text:list>
              <text:list-item>
                <text:p text:style-name="P52"><text:span text:style-name="T24">Konfigurace</text:span></text:p>
              </text:list-item>
            </text:list>
          </text:list-item>
        </text:list>
        <text:p text:style-name="P46"><text:span text:style-name="T20">3.4.1<text:tab/>Popis a priorita</text:span></text:p>
        <text:p text:style-name="P50"><text:span text:style-name="T22">Konfigurace je uložena na serveru, specifikuje kdy má klient co udělat. Lze nastavit časový interval kdy a co se bude spouštět, jaká data se budou přenášet. Funkce má střední prioritu.</text:span></text:p>
        <text:p text:style-name="P46"><text:span text:style-name="T20">3.4.2<text:tab/>Události a odpovědi</text:span></text:p>
        <text:p text:style-name="P50"><text:soft-page-break/><text:span text:style-name="T22">Dotaz klienta na server o konfiguraci - uložení konfigurace ke klientovi. </text:span></text:p>
        <text:p text:style-name="P46"><text:span text:style-name="T20">3.4.3<text:tab/>Funkční požadavky</text:span></text:p>
        <text:list xml:id="list51117422096815" text:continue-list="list51117100015448" text:style-name="WWNum4">
          <text:list-item>
            <text:p text:style-name="P42"><text:bookmark text:name="_ioieqmvwma4r2"/><text:span text:style-name="T22">Konfigurace-1: Lze nastavit dny v týdnu, časový interval a jak často se budou data přenášet</text:span></text:p>
          </text:list-item>
          <text:list-item>
            <text:p text:style-name="P42"><text:bookmark text:name="_ic3bd2rhoujg2"/><text:span text:style-name="T22">Konfigurace-2: Lze specifikovat, která tabulka se bude přenášet, bude specifikován primární klíč, jestli se budou aktualizovat záznamy</text:span></text:p>
          </text:list-item>
          <text:list-item>
            <text:p text:style-name="P42"><text:bookmark text:name="_3j2qqm31"/><text:span text:style-name="T22">Konfigurace-3: Je specifiován datum, podle kterého se určují části tabulek k odesílání</text:span></text:p>
          </text:list-item>
        </text:list>
        <text:p text:style-name="P26"><text:bookmark text:name="_bo8iwdjc9eht"/></text:p>
        <text:list xml:id="list51117839715818" text:continue-list="list51116812018992" text:style-name="WWNum9">
          <text:list-item>
            <text:list>
              <text:list-item>
                <text:p text:style-name="P52"><text:span text:style-name="T24">Logování</text:span></text:p>
              </text:list-item>
            </text:list>
          </text:list-item>
        </text:list>
        <text:p text:style-name="P46"><text:span text:style-name="T20">3.5.1<text:tab/>Popis a priorita</text:span></text:p>
        <text:p text:style-name="P48"><text:span text:style-name="T22">Veškeré informace o přenosu budou zaznamenávány do rollovacích souborů. Funkce má nízkou prioritu.</text:span></text:p>
        <text:p text:style-name="P46"><text:span text:style-name="T20">3.5.2<text:tab/>Události a odpovědi</text:span></text:p>
        <text:p text:style-name="P50"><text:span text:style-name="T22">Vyexportování balíku - zápis logu do souboru</text:span></text:p>
        <text:p text:style-name="P50"><text:span text:style-name="T22">Úspěšné odeslání balíku - zápis logu do souboru</text:span></text:p>
        <text:p text:style-name="P50"><text:span text:style-name="T22">Neúspěšné odeslání balíku - zápis logu do souboru</text:span></text:p>
        <text:p text:style-name="P50"><text:span text:style-name="T22">Úspěšný příjem balíku - zápis logu do souboru</text:span></text:p>
        <text:p text:style-name="P46"><text:span text:style-name="T20">3.5.3<text:tab/>Funkční požadavky</text:span></text:p>
        <text:list xml:id="list51117487402809" text:continue-list="list51117422096815" text:style-name="WWNum4">
          <text:list-item>
            <text:p text:style-name="P42"><text:bookmark text:name="_ioieqmvwma4r3"/><text:span text:style-name="T22">Logování-1: soubory logů se odesílají od klienta na server</text:span></text:p>
          </text:list-item>
        </text:list>
        <text:list xml:id="list51117046797585" text:continue-list="list51117839715818" text:style-name="WWNum9">
          <text:list-item>
            <text:p text:style-name="P23"><text:bookmark text:name="_4i7ojhp"/><text:span text:style-name="T7">Požadavky na vnější rozhraní</text:span></text:p>
            <text:list>
              <text:list-item>
                <text:p text:style-name="P25"><text:span text:style-name="T4">Uživatelská rozhraní</text:span></text:p>
              </text:list-item>
            </text:list>
          </text:list-item>
        </text:list>
        <text:p text:style-name="P15"><text:bookmark text:name="_2xcytpi"/><text:span text:style-name="T22">Klientská konfigurace bude vytvořena ve stylu Windows Forms. Na serverové straně GUI nebude.</text:span></text:p>
        <text:list xml:id="list51116439894892" text:continue-numbering="true" text:style-name="WWNum9">
          <text:list-item>
            <text:list>
              <text:list-item>
                <text:p text:style-name="P25"><text:span text:style-name="T4">Hardwarová rozhraní</text:span></text:p>
              </text:list-item>
            </text:list>
          </text:list-item>
        </text:list>
        <text:p text:style-name="P15"><text:bookmark text:name="_1ci93xb"/><text:span text:style-name="T22">Bude využit HTTPS protokol. Klientská aplikace běží na počítači, serverová na serveru.</text:span></text:p>
        <text:list xml:id="list51117384412612" text:continue-numbering="true" text:style-name="WWNum9">
          <text:list-item>
            <text:list>
              <text:list-item>
                <text:p text:style-name="P25"><text:soft-page-break/><text:span text:style-name="T4">Softwarová rozhraní</text:span></text:p>
              </text:list-item>
            </text:list>
          </text:list-item>
        </text:list>
        <text:p text:style-name="P15"><text:bookmark text:name="_brgbv55f90fz"/><text:span text:style-name="T22">Aplikace bude komunikovat se souborovým systémem, ze kterého bude načítat data, a do něj data ukládat. Aplikace komunikuje s databází, ze které čte a do které ukládá data. Klientská aplikace využívá Windows scheduler, v kterém podle konfigurace vytvoří úlohy a Windows scheduler je následně zavolá.</text:span></text:p>
        <text:list xml:id="list51116841790998" text:continue-numbering="true" text:style-name="WWNum9">
          <text:list-item>
            <text:list>
              <text:list-item>
                <text:p text:style-name="P25"><text:span text:style-name="T4">Komunikační rozhraní</text:span></text:p>
              </text:list-item>
            </text:list>
          </text:list-item>
        </text:list>
        <text:p text:style-name="P15"><text:bookmark text:name="_1legxj7oj1xn"/><text:span text:style-name="T22">Aplikace komunikuje se svoji druhou stranou přes HTTPS protokol.</text:span></text:p>
        <text:list xml:id="list51116321482860" text:continue-numbering="true" text:style-name="WWNum9">
          <text:list-item>
            <text:p text:style-name="P23"><text:bookmark text:name="_qsh70q"/><text:span text:style-name="T7">Další parametrické (mimofunkční) požadavky</text:span></text:p>
            <text:list>
              <text:list-item>
                <text:p text:style-name="P25"><text:span text:style-name="T4">Výkonnostní požadavky</text:span></text:p>
              </text:list-item>
            </text:list>
          </text:list-item>
        </text:list>
        <text:p text:style-name="P13"><text:bookmark text:name="_3as4poj"/></text:p>
        <text:list xml:id="list51116021626027" text:continue-numbering="true" text:style-name="WWNum9">
          <text:list-item>
            <text:list>
              <text:list-item>
                <text:p text:style-name="P25"><text:span text:style-name="T4">Bezpečnostní požadavky</text:span></text:p>
              </text:list-item>
            </text:list>
          </text:list-item>
        </text:list>
        <text:p text:style-name="P15"><text:span text:style-name="T22">Přerušený přenos se musí nastartovat znovu, obsah přenosu nesmí být odposlechnutelný třetí stranou.</text:span></text:p>
        <text:list xml:id="list51116945191395" text:continue-numbering="true" text:style-name="WWNum9">
          <text:list-item>
            <text:list>
              <text:list-item>
                <text:p text:style-name="P25"><text:span text:style-name="T4">Kvalitativní parametry</text:span></text:p>
              </text:list-item>
            </text:list>
          </text:list-item>
        </text:list>
        <text:list xml:id="list3887277705104671462" text:style-name="WWNum3">
          <text:list-item>
            <text:p text:style-name="P54"><text:span text:style-name="T14">požadavky na snadnost používání - <text:s/></text:span><text:span text:style-name="T22">servisní technik musí být schopen nakonfigurovat klientskou aplikaci bez předchozího školení, serverový administrátor bude umět nastavit konfiguraci po seznámení se se strukturou konfigurace</text:span></text:p>
          </text:list-item>
          <text:list-item>
            <text:p text:style-name="P16"><text:span text:style-name="T14">požadavky na spolehlivost - </text:span><text:span text:style-name="T22">aplikace poběží minimálně 99% času</text:span></text:p>
          </text:list-item>
          <text:list-item>
            <text:p text:style-name="P54"><text:bookmark text:name="_49x2ik5"/><text:span text:style-name="T14">požadavky na udržovatelnost - </text:span><text:span text:style-name="T22">aplikace bude snadno rozšířitelná, bude využito objektově orientované programování a jednotný styl kódu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 style:font-family-generic="swiss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cs" fo:country="CZ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0pt" fo:language="cs" fo:country="CZ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Times" fo:font-family="Times" style:font-family-generic="roman" style:font-pitch="variable" fo:font-size="11pt" style:text-underline-style="none"/>
    </style:style>
    <style:style style:name="ListLabel_20_2" style:display-name="ListLabel 2" style:family="text">
      <style:text-properties style:font-name="Times" fo:font-family="Times" style:font-family-generic="roman" style:font-pitch="variable"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" fo:font-family="Times" style:font-family-generic="roman" style:font-pitch="variable" fo:font-size="11pt" style:text-underline-style="none"/>
    </style:style>
    <style:style style:name="ListLabel_20_11" style:display-name="ListLabel 11" style:family="text">
      <style:text-properties style:font-name="Times" fo:font-family="Times" style:font-family-generic="roman" style:font-pitch="variable" fo:font-size="11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position="0% 100%" style:font-name="Times" fo:font-family="Times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position="0% 100%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28" style:display-name="ListLabel 28" style:family="text">
      <style:text-properties style:font-name="Times" fo:font-family="Times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" fo:font-family="Times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" fo:font-family="Times" style:font-family-generic="roman" style:font-pitch="variable" fo:font-size="11pt" style:text-underline-style="none"/>
    </style:style>
    <style:style style:name="ListLabel_20_47" style:display-name="ListLabel 47" style:family="text">
      <style:text-properties style:font-name="Times" fo:font-family="Times" style:font-family-generic="roman" style:font-pitch="variable" fo:font-size="11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" fo:font-family="Times" style:font-family-generic="roman" style:font-pitch="variable"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" fo:font-family="Times" style:font-family-generic="roman" style:font-pitch="variable" fo:font-size="11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position="0% 100%" style:font-name="Times" fo:font-family="Times" style:font-family-generic="roman" style:font-pitch="variable" fo:font-size="18pt" fo:font-weight="bold"/>
    </style:style>
    <style:style style:name="ListLabel_20_74" style:display-name="ListLabel 74" style:family="text">
      <style:text-properties style:text-position="0% 100%" style:font-name="Times" fo:font-family="Times" style:font-family-generic="roman" style:font-pitch="variable" fo:font-size="14pt" fo:font-weight="bold"/>
    </style:style>
    <style:style style:name="ListLabel_20_75" style:display-name="ListLabel 75" style:family="text">
      <style:text-properties style:text-position="0% 100%" style:font-name="Times" fo:font-family="Times" style:font-family-generic="roman" style:font-pitch="variable" fo:font-size="12pt"/>
    </style:style>
    <style:style style:name="ListLabel_20_76" style:display-name="ListLabel 76" style:family="text">
      <style:text-properties style:text-position="0% 100%"/>
    </style:style>
    <style:style style:name="ListLabel_20_77" style:display-name="ListLabel 77" style:family="text">
      <style:text-properties style:text-position="0% 100%"/>
    </style:style>
    <style:style style:name="ListLabel_20_78" style:display-name="ListLabel 78" style:family="text">
      <style:text-properties style:text-position="0% 100%"/>
    </style:style>
    <style:style style:name="ListLabel_20_79" style:display-name="ListLabel 79" style:family="text">
      <style:text-properties style:text-position="0% 100%"/>
    </style:style>
    <style:style style:name="ListLabel_20_80" style:display-name="ListLabel 80" style:family="text">
      <style:text-properties style:text-position="0% 100%"/>
    </style:style>
    <style:style style:name="ListLabel_20_81" style:display-name="ListLabel 81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number text:level="3" text:style-name="ListLabel_20_21" style:num-prefix="●.●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prefix="●.●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prefix="●.●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prefix="●.●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prefix="●.●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prefix="●.●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prefix="●.●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" fo:font-size="10pt" fo:font-style="italic" style:text-underline-style="none" fo:font-weight="bold" style:font-name-asian="Times1" style:font-size-asian="10pt" style:font-style-asian="italic" style:font-weight-asian="bold" style:font-name-complex="Times1" style:font-size-complex="10pt"/>
    </style:style>
    <style:page-layout style:name="Mpm1">
      <style:page-layout-properties fo:page-width="8.5in" fo:page-height="11in" style:num-format="1" style:print-orientation="portrait" fo:margin-top="0.4917in" fo:margin-bottom="1in" fo:margin-left="0.9in" fo:margin-right="0.9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1" meta:paragraph-count="138" meta:word-count="986" meta:character-count="6730" meta:non-whitespace-character-count="5950"/>
    <meta:generator>LibreOfficeDev/5.1.0.3$Linux_X86_64 LibreOffice_project/</meta:generator>
  </office:meta>
</office:document-meta>
</file>